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FileSet.newArchive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FileSet.ZipFileSet( Zip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FileSet.getEnco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ZipFileSet.set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FileSet.Zip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Set.checkZipFileSetAttributesAllow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FileSet.Zip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FileSet.getRef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